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Deepening Request x</text:p>
      <text:p text:style-name="Standard"/>
      <text:p text:style-name="Standard">Eldas support (Morale)</text:p>
      <text:p text:style-name="Standard">{</text:p>
      <text:p text:style-name="Standard">The Flock (Card game)</text:p>
      <text:p text:style-name="Standard">- Fix Ziggy button dialogues. </text:p>
      <text:list xml:id="list5527920068090776420" text:style-name="L1">
        <text:list-header>
          <text:p text:style-name="P4"/>
        </text:list-header>
      </text:list>
      <text:list xml:id="list1450679045109158478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2977791780939555376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p text:style-name="Standard"/>
      <text:p text:style-name="Standard">Arn (Loyal, dead <text:s/>or not) </text:p>
      <text:p text:style-name="Standard">find a way to save Arn so he's a major help in the final battle of the chapter</text:p>
      <text:p text:style-name="Standard">}</text:p>
      <text:p text:style-name="Standard"/>
      <text:p text:style-name="Standard">Keepers briefing (Diplomatic advisor)</text:p>
      <text:p text:style-name="Standard"/>
      <text:p text:style-name="Standard"/>
      <text:p text:style-name="Standard"/>
      <text:p text:style-name="Standard">Viska meeting done? Agree to be meal/sacrifice crew x</text:p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iure states, going back.</text:p>
      <text:p text:style-name="P3"><text:soft-page-break/></text:p>
      <text:p text:style-name="Standard"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2-29T20:51:03.58</dc:date>
    <meta:editing-duration>P2DT2H51M7S</meta:editing-duration>
    <meta:editing-cycles>43</meta:editing-cycles>
    <meta:generator>OpenOffice/4.1.1$Win32 OpenOffice.org_project/411m6$Build-9775</meta:generator>
    <meta:document-statistic meta:table-count="0" meta:image-count="0" meta:object-count="0" meta:page-count="2" meta:paragraph-count="35" meta:word-count="166" meta:character-count="1050"/>
  </office:meta>
</office:document-meta>
</file>